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05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5.17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Arial"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7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/>
    </style:style>
    <style:style style:name="T9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251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提<text:span text:style-name="T1">  </text:span><text:span text:style-name="T2">貨</text:span><text:span text:style-name="T3">  </text:span><text:span text:style-name="T2">明</text:span><text:span text:style-name="T3">  </text:span><text:span text:style-name="T2">細</text:span><text:span text:style-name="T3">  </text:span><text:span text:style-name="T2">單</text:span></text:p>
          </table:table-cell>
          <table:covered-table-cell table:number-columns-repeated="5" table:style-name="ce7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客戶名稱：</text:p>
          </table:table-cell>
          <table:table-cell table:style-name="ce8" table:number-columns-repeated="1023"/>
        </table:table-row>
        <table:table-row table:style-name="ro3">
          <table:table-cell table:style-name="ce3" office:value-type="string" calcext:value-type="string">
            <text:p>地　　址：</text:p>
          </table:table-cell>
          <table:table-cell table:style-name="ce8" table:number-columns-repeated="1023"/>
        </table:table-row>
        <table:table-row table:style-name="ro3">
          <table:table-cell table:style-name="ce3" office:value-type="string" calcext:value-type="string">
            <text:p>電　　話：</text:p>
          </table:table-cell>
          <table:table-cell table:style-name="ce8" table:number-columns-repeated="1023"/>
        </table:table-row>
        <table:table-row table:style-name="ro3">
          <table:table-cell table:style-name="ce3" office:value-type="string" calcext:value-type="string">
            <text:p>聯<text:span text:style-name="T4"> </text:span><text:span text:style-name="T5">絡</text:span><text:span text:style-name="T6"> </text:span><text:span text:style-name="T5">人：</text:span></text:p>
          </table:table-cell>
          <table:table-cell table:style-name="ce8"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 calcext:value-type="string">
            <text:p>品<text:span text:style-name="T4">        </text:span><text:span text:style-name="T5">名</text:span></text:p>
          </table:table-cell>
          <table:table-cell table:style-name="ce4" office:value-type="string" calcext:value-type="string">
            <text:p>規<text:span text:style-name="T4">  </text:span><text:span text:style-name="T5">格</text:span></text:p>
          </table:table-cell>
          <table:table-cell table:style-name="ce4" office:value-type="string" calcext:value-type="string">
            <text:p>數<text:span text:style-name="T4">  </text:span><text:span text:style-name="T5">量</text:span></text:p>
          </table:table-cell>
          <table:table-cell table:style-name="ce4" office:value-type="string" calcext:value-type="string">
            <text:p>單<text:span text:style-name="T4">    </text:span><text:span text:style-name="T5">價</text:span></text:p>
          </table:table-cell>
          <table:table-cell table:style-name="ce4" office:value-type="string" calcext:value-type="string">
            <text:p>金<text:span text:style-name="T4">    </text:span><text:span text:style-name="T5">額</text:span></text:p>
          </table:table-cell>
          <table:table-cell table:style-name="ce10" office:value-type="string" calcext:value-type="string">
            <text:p>備註</text:p>
          </table:table-cell>
          <table:table-cell table:style-name="ce8" table:number-columns-repeated="1018"/>
        </table:table-row>
        <table:table-row table:style-name="ro4"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4"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4"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4"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4"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4"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4"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4"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4"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4"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4"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4"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4"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4"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4">
          <table:table-cell table:style-name="ce5" table:number-columns-repeated="4"/>
          <table:table-cell table:style-name="ce5" office:value-type="float" office:value="0" calcext:value-type="float">
            <text:p>0</text:p>
          </table:table-cell>
          <table:table-cell table:style-name="ce11"/>
          <table:table-cell table:number-columns-repeated="1018"/>
        </table:table-row>
        <table:table-row table:style-name="ro4">
          <table:table-cell table:style-name="ce6" office:value-type="string" calcext:value-type="string" table:number-columns-spanned="6" table:number-rows-spanned="1">
            <text:p>    <text:span text:style-name="T7">合</text:span><text:span text:style-name="T8">  </text:span><text:span text:style-name="T9">計</text:span><text:span text:style-name="T8">  </text:span><text:span text:style-name="T9">新</text:span><text:span text:style-name="T8">  </text:span><text:span text:style-name="T9">台</text:span><text:span text:style-name="T8">  </text:span><text:span text:style-name="T9">幣</text:span><text:span text:style-name="T8">      </text:span><text:span text:style-name="T9">萬</text:span><text:span text:style-name="T8">      </text:span><text:span text:style-name="T9">仟</text:span><text:span text:style-name="T8">      </text:span><text:span text:style-name="T9">佰</text:span><text:span text:style-name="T8">      </text:span><text:span text:style-name="T9">拾</text:span><text:span text:style-name="T8">      </text:span><text:span text:style-name="T9">元正</text:span></text:p>
          </table:table-cell>
          <table:covered-table-cell table:number-columns-repeated="4" table:style-name="ce9"/>
          <table:covered-table-cell table:style-name="ce12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主管<text:span text:style-name="T4">                       </text:span><text:span text:style-name="T5">會計</text:span><text:span text:style-name="T6">                       </text:span><text:span text:style-name="T5">倉管員</text:span><text:span text:style-name="T6">                       </text:span><text:span text:style-name="T5">提貨人</text:span></text:p>
          </table:table-cell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12:56</meta:creation-date>
    <dc:creator>QQ</dc:creator>
    <dc:date>2004-03-18T21:57:05</dc:date>
    <meta:print-date>2004-03-18T21:57:04</meta:print-date>
    <meta:document-statistic meta:table-count="1" meta:cell-count="28" meta:object-count="0"/>
    <meta:generator>LibreOffice/5.1.1.3$Windows_x86 LibreOffice_project/89f508ef3ecebd2cfb8e1def0f0ba9a803b88a6d</meta:generator>
  </office:meta>
</office:document-meta>
</file>